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ldera" svg:font-family="Caeldera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Reflections" style:family="table">
      <style:table-properties style:width="6.925in" table:align="margins"/>
    </style:style>
    <style:style style:name="Reflections.A" style:family="table-column">
      <style:table-column-properties style:column-width="1.7313in" style:rel-column-width="16383*"/>
    </style:style>
    <style:style style:name="Reflections.B" style:family="table-column">
      <style:table-column-properties style:column-width="1.7313in" style:rel-column-width="16384*"/>
    </style:style>
    <style:style style:name="Reflec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flections.D1" style:family="table-cell">
      <style:table-cell-properties fo:padding="0.0382in" fo:border="0.05pt solid #000000"/>
    </style:style>
    <style:style style:name="Reflections.A2" style:family="table-cell">
      <style:table-cell-properties fo:padding="0.0382in" fo:border-left="0.05pt solid #000000" fo:border-right="none" fo:border-top="none" fo:border-bottom="0.05pt solid #000000"/>
    </style:style>
    <style:style style:name="Reflection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ora" officeooo:rsid="00091011" officeooo:paragraph-rsid="00091011"/>
    </style:style>
    <style:style style:name="P2" style:family="paragraph" style:parent-style-name="Table_20_Contents">
      <style:text-properties style:font-name="Lora" officeooo:rsid="00091011" officeooo:paragraph-rsid="00091011"/>
    </style:style>
    <style:style style:name="P3" style:family="paragraph" style:parent-style-name="Table_20_Contents">
      <style:text-properties style:font-name="Lora" officeooo:rsid="000a77e5" officeooo:paragraph-rsid="000a77e5"/>
    </style:style>
    <style:style style:name="T1" style:family="text">
      <style:text-properties officeooo:rsid="000a7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flections" table:style-name="Reflections">
        <table:table-column table:style-name="Reflections.A"/>
        <table:table-column table:style-name="Reflections.B" table:number-columns-repeated="3"/>
        <table:table-row>
          <table:table-cell table:style-name="Reflections.A1" office:value-type="string">
            <text:p text:style-name="P3">Author</text:p>
          </table:table-cell>
          <table:table-cell table:style-name="Reflections.A1" office:value-type="string">
            <text:p text:style-name="P2">Date</text:p>
          </table:table-cell>
          <table:table-cell table:style-name="Reflections.A1" office:value-type="string">
            <text:p text:style-name="P2">Name</text:p>
          </table:table-cell>
          <table:table-cell table:style-name="Reflections.D1" office:value-type="string">
            <text:p text:style-name="P2">De<text:span text:style-name="T1">s</text:span>cription</text:p>
          </table:table-cell>
        </table:table-row>
        <table:table-row>
          <table:table-cell table:style-name="Reflections.A2" office:value-type="string">
            <text:p text:style-name="P3">Lorenzo</text:p>
          </table:table-cell>
          <table:table-cell table:style-name="Reflections.A2" office:value-type="string">
            <text:p text:style-name="P2">11/3/2019</text:p>
          </table:table-cell>
          <table:table-cell table:style-name="Reflections.A2" office:value-type="string">
            <text:p text:style-name="P3">pmap command</text:p>
          </table:table-cell>
          <table:table-cell table:style-name="Reflections.D2" office:value-type="string">
            <text:p text:style-name="P3">Found out about the pmap command on linux! It basically spit s out the memory allocation map of a specific process. This might be useful to benchmark the amount of writes done by processes for TypeO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ldera" svg:font-family="Caeldera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2:41:10.708987276</meta:creation-date>
    <meta:generator>LibreOffice/6.0.7.3$Linux_X86_64 LibreOffice_project/00m0$Build-3</meta:generator>
    <dc:date>2019-11-03T22:52:36.540384725</dc:date>
    <meta:editing-duration>PT10M47S</meta:editing-duration>
    <meta:editing-cycles>4</meta:editing-cycles>
    <meta:document-statistic meta:table-count="1" meta:image-count="0" meta:object-count="0" meta:page-count="1" meta:paragraph-count="8" meta:word-count="44" meta:character-count="253" meta:non-whitespace-character-count="217"/>
  </office:meta>
</office:document-meta>
</file>